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173in"/>
    </style:style>
    <style:style style:name="co5" style:family="table-column">
      <style:table-column-properties fo:break-before="auto" style:column-width="2.000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Subpart 1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accidents.test.data</text:p>
          </table:table-cell>
          <table:table-cell office:value-type="float" office:value="-33.188" calcext:value-type="float">
            <text:p>-33.18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udio.test.data</text:p>
          </table:table-cell>
          <table:table-cell office:value-type="float" office:value="-44.375" calcext:value-type="float">
            <text:p>-44.37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netflix.test.data</text:p>
          </table:table-cell>
          <table:table-cell office:value-type="float" office:value="-60.25" calcext:value-type="float">
            <text:p>-60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ester.test.data</text:p>
          </table:table-cell>
          <table:table-cell office:value-type="float" office:value="-58.226" calcext:value-type="float">
            <text:p>-58.2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dd.test.data</text:p>
          </table:table-cell>
          <table:table-cell office:value-type="float" office:value="-2.295" calcext:value-type="float">
            <text:p>-2.29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snbc.test.data</text:p>
          </table:table-cell>
          <table:table-cell office:value-type="float" office:value="-6.54" calcext:value-type="float">
            <text:p>-6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ltcs.test.data</text:p>
          </table:table-cell>
          <table:table-cell office:value-type="float" office:value="-6.759" calcext:value-type="float">
            <text:p>-6.75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ants.test.data</text:p>
          </table:table-cell>
          <table:table-cell office:value-type="float" office:value="-16.524" calcext:value-type="float">
            <text:p>-16.5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umsb_star.test.data</text:p>
          </table:table-cell>
          <table:table-cell office:value-type="float" office:value="-30.807" calcext:value-type="float">
            <text:p>-30.80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etail.test.data</text:p>
          </table:table-cell>
          <table:table-cell office:value-type="float" office:value="-10.946" calcext:value-type="float">
            <text:p>-10.946</text:p>
          </table:table-cell>
          <table:table-cell table:number-columns-repeated="4"/>
        </table:table-row>
        <table:table-row table:style-name="ro2" table:number-rows-repeated="4">
          <table:table-cell table:number-columns-repeated="6"/>
        </table:table-row>
        <table:table-row table:style-name="ro1">
          <table:table-cell table:style-name="ce2" office:value-type="string" calcext:value-type="string">
            <text:p>Subpart 3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accidents.test.data</text:p>
          </table:table-cell>
          <table:table-cell office:value-type="float" office:value="-33.2039777312321" calcext:value-type="float">
            <text:p>-33.2039777312321</text:p>
          </table:table-cell>
          <table:table-cell/>
          <table:table-cell table:formula="of:=AVERAGE([.B19];[.B31];[.B43];[.B55];[.B67])" office:value-type="float" office:value="-33.2051326545829" calcext:value-type="float">
            <text:p>-33.2051326545829</text:p>
          </table:table-cell>
          <table:table-cell table:formula="of:=VAR([.B19];[.B31];[.B43];[.B55];[.B67])" office:value-type="float" office:value="0.0000387385575816464" calcext:value-type="float">
            <text:p>3.87385575816464E-05</text:p>
          </table:table-cell>
          <table:table-cell/>
        </table:table-row>
        <table:table-row table:style-name="ro2">
          <table:table-cell office:value-type="string" calcext:value-type="string">
            <text:p>baudio.test.data</text:p>
          </table:table-cell>
          <table:table-cell office:value-type="float" office:value="-44.4322521079754" calcext:value-type="float">
            <text:p>-44.4322521079754</text:p>
          </table:table-cell>
          <table:table-cell/>
          <table:table-cell table:formula="of:=AVERAGE([.B20];[.B32];[.B44];[.B56];[.B68])" office:value-type="float" office:value="-44.4302937842707" calcext:value-type="float">
            <text:p>-44.4302937842707</text:p>
          </table:table-cell>
          <table:table-cell table:formula="of:=VAR([.B20];[.B32];[.B44];[.B56];[.B68])" office:value-type="float" office:value="0.0000698612301314022" calcext:value-type="float">
            <text:p>6.98612301314022E-05</text:p>
          </table:table-cell>
          <table:table-cell/>
        </table:table-row>
        <table:table-row table:style-name="ro2">
          <table:table-cell office:value-type="string" calcext:value-type="string">
            <text:p>bnetflix.test.data</text:p>
          </table:table-cell>
          <table:table-cell office:value-type="float" office:value="-60.2712218386915" calcext:value-type="float">
            <text:p>-60.2712218386915</text:p>
          </table:table-cell>
          <table:table-cell/>
          <table:table-cell table:formula="of:=AVERAGE([.B21];[.B33];[.B45];[.B57];[.B69])" office:value-type="float" office:value="-60.2741653836741" calcext:value-type="float">
            <text:p>-60.2741653836741</text:p>
          </table:table-cell>
          <table:table-cell table:formula="of:=VAR([.B21];[.B33];[.B45];[.B57];[.B69])" office:value-type="float" office:value="0.000109885741160653" calcext:value-type="float">
            <text:p>0.000109885741160653</text:p>
          </table:table-cell>
          <table:table-cell/>
        </table:table-row>
        <table:table-row table:style-name="ro2">
          <table:table-cell office:value-type="string" calcext:value-type="string">
            <text:p>jester.test.data</text:p>
          </table:table-cell>
          <table:table-cell office:value-type="float" office:value="-58.2746935971126" calcext:value-type="float">
            <text:p>-58.2746935971126</text:p>
          </table:table-cell>
          <table:table-cell/>
          <table:table-cell table:formula="of:=AVERAGE([.B22];[.B34];[.B46];[.B58];[.B70])" office:value-type="float" office:value="-58.2719928769522" calcext:value-type="float">
            <text:p>-58.2719928769522</text:p>
          </table:table-cell>
          <table:table-cell table:formula="of:=VAR([.B22];[.B34];[.B46];[.B58];[.B70])" office:value-type="float" office:value="0.0000560962250567307" calcext:value-type="float">
            <text:p>5.60962250567307E-05</text:p>
          </table:table-cell>
          <table:table-cell/>
        </table:table-row>
        <table:table-row table:style-name="ro2">
          <table:table-cell office:value-type="string" calcext:value-type="string">
            <text:p>kdd.test.data</text:p>
          </table:table-cell>
          <table:table-cell office:value-type="float" office:value="-2.29828685310021" calcext:value-type="float">
            <text:p>-2.29828685310021</text:p>
          </table:table-cell>
          <table:table-cell/>
          <table:table-cell table:formula="of:=AVERAGE([.B23];[.B35];[.B47];[.B59];[.B71])" office:value-type="float" office:value="-2.29720163714933" calcext:value-type="float">
            <text:p>-2.29720163714933</text:p>
          </table:table-cell>
          <table:table-cell table:formula="of:=VAR([.B23];[.B35];[.B47];[.B59];[.B71])" office:value-type="float" office:value="0.00000832941880953197" calcext:value-type="float">
            <text:p>8.32941880953197E-06</text:p>
          </table:table-cell>
          <table:table-cell/>
        </table:table-row>
        <table:table-row table:style-name="ro2">
          <table:table-cell office:value-type="string" calcext:value-type="string">
            <text:p>msnbc.test.data</text:p>
          </table:table-cell>
          <table:table-cell office:value-type="float" office:value="-6.53981887833097" calcext:value-type="float">
            <text:p>-6.53981887833097</text:p>
          </table:table-cell>
          <table:table-cell/>
          <table:table-cell table:formula="of:=AVERAGE([.B24];[.B36];[.B48];[.B60];[.B72])" office:value-type="float" office:value="-6.54351243161336" calcext:value-type="float">
            <text:p>-6.54351243161336</text:p>
          </table:table-cell>
          <table:table-cell table:formula="of:=VAR([.B24];[.B36];[.B48];[.B60];[.B72])" office:value-type="float" office:value="0.000113529691531869" calcext:value-type="float">
            <text:p>0.000113529691531869</text:p>
          </table:table-cell>
          <table:table-cell/>
        </table:table-row>
        <table:table-row table:style-name="ro2">
          <table:table-cell office:value-type="string" calcext:value-type="string">
            <text:p>nltcs.test.data</text:p>
          </table:table-cell>
          <table:table-cell office:value-type="float" office:value="-6.76595885716278" calcext:value-type="float">
            <text:p>-6.76595885716278</text:p>
          </table:table-cell>
          <table:table-cell/>
          <table:table-cell table:formula="of:=AVERAGE([.B25];[.B37];[.B49];[.B61];[.B73])" office:value-type="float" office:value="-6.76297948400524" calcext:value-type="float">
            <text:p>-6.76297948400524</text:p>
          </table:table-cell>
          <table:table-cell table:formula="of:=VAR([.B25];[.B37];[.B49];[.B61];[.B73])" office:value-type="float" office:value="0.0000573239335868048" calcext:value-type="float">
            <text:p>5.73239335868048E-05</text:p>
          </table:table-cell>
          <table:table-cell/>
        </table:table-row>
        <table:table-row table:style-name="ro2">
          <table:table-cell office:value-type="string" calcext:value-type="string">
            <text:p>plants.test.data</text:p>
          </table:table-cell>
          <table:table-cell office:value-type="float" office:value="-16.5234737527914" calcext:value-type="float">
            <text:p>-16.5234737527914</text:p>
          </table:table-cell>
          <table:table-cell/>
          <table:table-cell table:formula="of:=AVERAGE([.B26];[.B38];[.B50];[.B62];[.B74])" office:value-type="float" office:value="-16.5254487551768" calcext:value-type="float">
            <text:p>-16.5254487551768</text:p>
          </table:table-cell>
          <table:table-cell table:formula="of:=VAR([.B26];[.B38];[.B50];[.B62];[.B74])" office:value-type="float" office:value="0.0000307983315828427" calcext:value-type="float">
            <text:p>3.07983315828427E-05</text:p>
          </table:table-cell>
          <table:table-cell/>
        </table:table-row>
        <table:table-row table:style-name="ro2">
          <table:table-cell office:value-type="string" calcext:value-type="string">
            <text:p>pumsb_star.test.data</text:p>
          </table:table-cell>
          <table:table-cell office:value-type="float" office:value="-30.8246393518676" calcext:value-type="float">
            <text:p>-30.8246393518676</text:p>
          </table:table-cell>
          <table:table-cell/>
          <table:table-cell table:formula="of:=AVERAGE([.B27];[.B39];[.B51];[.B63];[.B75])" office:value-type="float" office:value="-30.8203795411518" calcext:value-type="float">
            <text:p>-30.8203795411518</text:p>
          </table:table-cell>
          <table:table-cell table:formula="of:=VAR([.B27];[.B39];[.B51];[.B63];[.B75])" office:value-type="float" office:value="0.000131060829604061" calcext:value-type="float">
            <text:p>0.000131060829604061</text:p>
          </table:table-cell>
          <table:table-cell/>
        </table:table-row>
        <table:table-row table:style-name="ro2">
          <table:table-cell office:value-type="string" calcext:value-type="string">
            <text:p>tretail.test.data</text:p>
          </table:table-cell>
          <table:table-cell office:value-type="float" office:value="-10.9651549447666" calcext:value-type="float">
            <text:p>-10.9651549447666</text:p>
          </table:table-cell>
          <table:table-cell/>
          <table:table-cell table:formula="of:=AVERAGE([.B28];[.B40];[.B52];[.B64];[.B76])" office:value-type="float" office:value="-10.9612365517634" calcext:value-type="float">
            <text:p>-10.9612365517634</text:p>
          </table:table-cell>
          <table:table-cell table:formula="of:=VAR([.B28];[.B40];[.B52];[.B64];[.B76])" office:value-type="float" office:value="0.000108872108187634" calcext:value-type="float">
            <text:p>0.000108872108187634</text:p>
          </table:table-cell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accidents.test.data</text:p>
          </table:table-cell>
          <table:table-cell office:value-type="float" office:value="-33.2137533429879" calcext:value-type="float">
            <text:p>-33.213753342987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udio.test.data</text:p>
          </table:table-cell>
          <table:table-cell office:value-type="float" office:value="-44.4184471085259" calcext:value-type="float">
            <text:p>-44.418447108525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netflix.test.data</text:p>
          </table:table-cell>
          <table:table-cell office:value-type="float" office:value="-60.2891815441854" calcext:value-type="float">
            <text:p>-60.28918154418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ester.test.data</text:p>
          </table:table-cell>
          <table:table-cell office:value-type="float" office:value="-58.2615260925389" calcext:value-type="float">
            <text:p>-58.26152609253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dd.test.data</text:p>
          </table:table-cell>
          <table:table-cell office:value-type="float" office:value="-2.29286222668179" calcext:value-type="float">
            <text:p>-2.2928622266817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snbc.test.data</text:p>
          </table:table-cell>
          <table:table-cell office:value-type="float" office:value="-6.55847905275963" calcext:value-type="float">
            <text:p>-6.5584790527596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ltcs.test.data</text:p>
          </table:table-cell>
          <table:table-cell office:value-type="float" office:value="-6.75142337789427" calcext:value-type="float">
            <text:p>-6.751423377894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ants.test.data</text:p>
          </table:table-cell>
          <table:table-cell office:value-type="float" office:value="-16.5333654969109" calcext:value-type="float">
            <text:p>-16.53336549691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umsb_star.test.data</text:p>
          </table:table-cell>
          <table:table-cell office:value-type="float" office:value="-30.8047517374991" calcext:value-type="float">
            <text:p>-30.804751737499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etail.test.data</text:p>
          </table:table-cell>
          <table:table-cell office:value-type="float" office:value="-10.9466864792865" calcext:value-type="float">
            <text:p>-10.9466864792865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accidents.test.data</text:p>
          </table:table-cell>
          <table:table-cell office:value-type="float" office:value="-33.207365039609" calcext:value-type="float">
            <text:p>-33.2073650396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udio.test.data</text:p>
          </table:table-cell>
          <table:table-cell office:value-type="float" office:value="-44.4271881387747" calcext:value-type="float">
            <text:p>-44.42718813877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netflix.test.data</text:p>
          </table:table-cell>
          <table:table-cell office:value-type="float" office:value="-60.2784059324296" calcext:value-type="float">
            <text:p>-60.278405932429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ester.test.data</text:p>
          </table:table-cell>
          <table:table-cell office:value-type="float" office:value="-58.2679143959177" calcext:value-type="float">
            <text:p>-58.267914395917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dd.test.data</text:p>
          </table:table-cell>
          <table:table-cell office:value-type="float" office:value="-2.29607484052771" calcext:value-type="float">
            <text:p>-2.296074840527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snbc.test.data</text:p>
          </table:table-cell>
          <table:table-cell office:value-type="float" office:value="-6.54905299653695" calcext:value-type="float">
            <text:p>-6.5490529965369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ltcs.test.data</text:p>
          </table:table-cell>
          <table:table-cell office:value-type="float" office:value="-6.76019544061017" calcext:value-type="float">
            <text:p>-6.760195440610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ants.test.data</text:p>
          </table:table-cell>
          <table:table-cell office:value-type="float" office:value="-16.5282008780495" calcext:value-type="float">
            <text:p>-16.528200878049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umsb_star.test.data</text:p>
          </table:table-cell>
          <table:table-cell office:value-type="float" office:value="-30.8134823172853" calcext:value-type="float">
            <text:p>-30.81348231728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etail.test.data</text:p>
          </table:table-cell>
          <table:table-cell office:value-type="float" office:value="-10.9553589622587" calcext:value-type="float">
            <text:p>-10.9553589622587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accidents.test.data</text:p>
          </table:table-cell>
          <table:table-cell office:value-type="float" office:value="-33.1965894278533" calcext:value-type="float">
            <text:p>-33.19658942785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udio.test.data</text:p>
          </table:table-cell>
          <table:table-cell office:value-type="float" office:value="-44.441329458102" calcext:value-type="float">
            <text:p>-44.44132945810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netflix.test.data</text:p>
          </table:table-cell>
          <table:table-cell office:value-type="float" office:value="-60.2607957643727" calcext:value-type="float">
            <text:p>-60.26079576437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ester.test.data</text:p>
          </table:table-cell>
          <table:table-cell office:value-type="float" office:value="-58.2811367020793" calcext:value-type="float">
            <text:p>-58.28113670207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dd.test.data</text:p>
          </table:table-cell>
          <table:table-cell office:value-type="float" office:value="-2.30049741233671" calcext:value-type="float">
            <text:p>-2.300497412336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snbc.test.data</text:p>
          </table:table-cell>
          <table:table-cell office:value-type="float" office:value="-6.53039235210829" calcext:value-type="float">
            <text:p>-6.530392352108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ltcs.test.data</text:p>
          </table:table-cell>
          <table:table-cell office:value-type="float" office:value="-6.77136088719622" calcext:value-type="float">
            <text:p>-6.771360887196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ants.test.data</text:p>
          </table:table-cell>
          <table:table-cell office:value-type="float" office:value="-16.5187298953408" calcext:value-type="float">
            <text:p>-16.51872989534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umsb_star.test.data</text:p>
          </table:table-cell>
          <table:table-cell office:value-type="float" office:value="-30.8343849472392" calcext:value-type="float">
            <text:p>-30.83438494723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etail.test.data</text:p>
          </table:table-cell>
          <table:table-cell office:value-type="float" office:value="-10.9738274277388" calcext:value-type="float">
            <text:p>-10.9738274277388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accidents.test.data</text:p>
          </table:table-cell>
          <table:table-cell office:value-type="float" office:value="-33.2039777312321" calcext:value-type="float">
            <text:p>-33.20397773123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udio.test.data</text:p>
          </table:table-cell>
          <table:table-cell office:value-type="float" office:value="-44.4322521079754" calcext:value-type="float">
            <text:p>-44.43225210797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netflix.test.data</text:p>
          </table:table-cell>
          <table:table-cell office:value-type="float" office:value="-60.2712218386915" calcext:value-type="float">
            <text:p>-60.27122183869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ester.test.data</text:p>
          </table:table-cell>
          <table:table-cell office:value-type="float" office:value="-58.2746935971126" calcext:value-type="float">
            <text:p>-58.27469359711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dd.test.data</text:p>
          </table:table-cell>
          <table:table-cell office:value-type="float" office:value="-2.29828685310021" calcext:value-type="float">
            <text:p>-2.298286853100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snbc.test.data</text:p>
          </table:table-cell>
          <table:table-cell office:value-type="float" office:value="-6.53981887833097" calcext:value-type="float">
            <text:p>-6.5398188783309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ltcs.test.data</text:p>
          </table:table-cell>
          <table:table-cell office:value-type="float" office:value="-6.76595885716278" calcext:value-type="float">
            <text:p>-6.7659588571627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ants.test.data</text:p>
          </table:table-cell>
          <table:table-cell office:value-type="float" office:value="-16.5234737527914" calcext:value-type="float">
            <text:p>-16.52347375279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umsb_star.test.data</text:p>
          </table:table-cell>
          <table:table-cell office:value-type="float" office:value="-30.8246393518676" calcext:value-type="float">
            <text:p>-30.824639351867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etail.test.data</text:p>
          </table:table-cell>
          <table:table-cell office:value-type="float" office:value="-10.9651549447666" calcext:value-type="float">
            <text:p>-10.9651549447666</text:p>
          </table:table-cell>
          <table:table-cell table:number-columns-repeated="4"/>
        </table:table-row>
        <table:table-row table:style-name="ro2" table:number-rows-repeated="1048499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0">00/00/0000</text:date>, <text:time style:data-style-name="N2" text:time-value="00:57:44.6654265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9:13:00.295356252</meta:creation-date>
    <dc:date>2023-12-10T00:59:43.237081803</dc:date>
    <meta:editing-duration>PT1H46M39S</meta:editing-duration>
    <meta:editing-cycles>13</meta:editing-cycles>
    <meta:generator>LibreOffice/7.5.9.2$Linux_X86_64 LibreOffice_project/50$Build-2</meta:generator>
    <meta:document-statistic meta:table-count="1" meta:cell-count="142" meta:object-count="0"/>
  </office:meta>
</office:document-meta>
</file>